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ndex">
      <style:text-properties style:use-window-font-color="true" fo:background-color="#ffffff"/>
    </style:style>
    <style:style style:name="P2" style:family="paragraph" style:parent-style-name="Index">
      <style:text-properties style:use-window-font-color="true" officeooo:rsid="0011270f" officeooo:paragraph-rsid="0011270f" fo:background-color="#ffffff"/>
    </style:style>
    <style:style style:name="P3" style:family="paragraph" style:parent-style-name="Index">
      <style:text-properties style:use-window-font-color="true" officeooo:rsid="00131786" officeooo:paragraph-rsid="00131786" fo:background-color="#ffffff"/>
    </style:style>
    <style:style style:name="P4" style:family="paragraph" style:parent-style-name="Index">
      <style:text-properties style:use-window-font-color="true" officeooo:paragraph-rsid="00131786" fo:background-color="#ffffff"/>
    </style:style>
    <style:style style:name="P5" style:family="paragraph" style:parent-style-name="Index">
      <style:text-properties style:use-window-font-color="true" officeooo:rsid="0014a45f" officeooo:paragraph-rsid="0014a45f" fo:background-color="#ffffff"/>
    </style:style>
    <style:style style:name="P6" style:family="paragraph" style:parent-style-name="Index">
      <style:text-properties style:use-window-font-color="true" officeooo:rsid="00195a72" officeooo:paragraph-rsid="00195a72" fo:background-color="#ffffff"/>
    </style:style>
    <style:style style:name="P7" style:family="paragraph" style:parent-style-name="Index">
      <style:text-properties style:use-window-font-color="true" officeooo:rsid="0019e691" officeooo:paragraph-rsid="0019e691" fo:background-color="#ffffff"/>
    </style:style>
    <style:style style:name="P8" style:family="paragraph" style:parent-style-name="Index">
      <style:text-properties style:use-window-font-color="true" officeooo:rsid="001c9ce8" officeooo:paragraph-rsid="001c9ce8" fo:background-color="#ffffff"/>
    </style:style>
    <style:style style:name="P9" style:family="paragraph" style:parent-style-name="Index">
      <style:text-properties style:use-window-font-color="true" officeooo:rsid="001cd100" officeooo:paragraph-rsid="001cd100" fo:background-color="#ffffff"/>
    </style:style>
    <style:style style:name="P10" style:family="paragraph" style:parent-style-name="Index">
      <style:text-properties style:use-window-font-color="true" officeooo:rsid="001cf170" officeooo:paragraph-rsid="001cf170" fo:background-color="#ffffff"/>
    </style:style>
    <style:style style:name="P11" style:family="paragraph" style:parent-style-name="Index" style:master-page-name="MP0">
      <style:paragraph-properties style:page-number="auto" fo:break-before="page"/>
      <style:text-properties style:use-window-font-color="true" fo:background-color="#ffffff"/>
    </style:style>
    <style:style style:name="T1" style:family="text">
      <style:text-properties officeooo:rsid="00131786"/>
    </style:style>
    <style:style style:name="T2" style:family="text">
      <style:text-properties officeooo:rsid="00150136"/>
    </style:style>
    <style:style style:name="T3" style:family="text">
      <style:text-properties officeooo:rsid="0019e691"/>
    </style:style>
    <style:style style:name="T4" style:family="text">
      <style:text-properties officeooo:rsid="001c9ce8"/>
    </style:style>
    <style:style style:name="T5" style:family="text">
      <style:text-properties officeooo:rsid="00201e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óine slová</text:p>
      <text:p text:style-name="P1">Kapitola 9.</text:p>
      <text:p text:style-name="P1">verše 58-169</text:p>
      <text:p text:style-name="P1">58„Ló?“ Spýtala sa Hýdžá ma a</text:p>
      <text:p text:style-name="P1">59ja potvrdila som prítomnosť svoju,</text:p>
      <text:p text:style-name="P1">60chytila som za ruku ju,</text:p>
      <text:p text:style-name="P1">61ona sa pozrela do očí mojich,</text:p>
      <text:p text:style-name="P1">62dlho sa pozerá, dlho premýšľa,</text:p>
      <text:p text:style-name="P1">63a už myslím, či nepadla do sna,</text:p>
      <text:p text:style-name="P1">64keď prehovorí vtom, Hýdžá, drahá,</text:p>
      <text:p text:style-name="P1">65“A či ťa môžem mať, Ló, drahá, rada?</text:p>
      <text:p text:style-name="P1">66Ufu som zanechala, moju milovanú,</text:p>
      <text:p text:style-name="P1">67Napospas osudu, mňa spasila's ty's,</text:p>
      <text:p text:style-name="P1">68Ale Ufu, milovanú?</text:p>
      <text:p text:style-name="P1">69Kto jej slovo zachráni?</text:p>
      <text:p text:style-name="P1">70Či utiekla, spolu s oslobodeným ľudom,</text:p>
      <text:p text:style-name="P1">71či zas padla do osídl?</text:p>
      <text:p text:style-name="P1">72A drahá Ló, kto vedieť môže,</text:p>
      <text:p text:style-name="P1">73drahá Ló, tu sudca nič nezmôže,</text:p>
      <text:p text:style-name="P1">74drahá Ló, kto môže posúdiť moje činy?</text:p>
      <text:p text:style-name="P1">75Ufu som opustila, moju milovanú,</text:p>
      <text:p text:style-name="P1">76a drahá Ló, ty ma ťaháš na druhú stranu,</text:p>
      <text:p text:style-name="P1">77a či koho milovať mám, či vzdať by som mala's?</text:p>
      <text:p text:style-name="P1">78Ufu som milovala, druhá, nežiarli, lebo to bola láska pravá,</text:p>
      <text:p text:style-name="P1">79vzdala som sa jej, len pre jej životy,</text:p>
      <text:p text:style-name="P1">80a teraz milujem teba?</text:p>
      <text:p text:style-name="P1">81Koho milovať mi prináleží?</text:p>
      <text:p text:style-name="P1">82A či môžem byť takto rozdvojená?</text:p>
      <text:p text:style-name="P1">83Medzi dve víly, medze dve Ar'je,</text:p>
      <text:p text:style-name="P1">84Kto z času mimo mi odpoveď nazrie?</text:p>
      <text:p text:style-name="P1">85Môžem svoje slovo rozdeliť pre dve?</text:p>
      <text:p text:style-name="P1">86Milujem milovanú Ufu,</text:p>
      <text:p text:style-name="P1">87'le milujem aj teda, drahá Ló,</text:p>
      <text:p text:style-name="P1">88pre koho druhu, bys' mala byť's pre?</text:p>
      <text:p text:style-name="P1">89Keď milovanú stretnem a teba za ruku držať budem,</text:p>
      <text:p text:style-name="P1">90kto má mať prednosť a pred kým, Ló drahá?</text:p>
      <text:p text:style-name="P1">91Kto má byť milovaný, či jedna, či dve?“</text:p>
      <text:p text:style-name="P1">92“A či miluješ ju stále?“</text:p>
      <text:p text:style-name="P1">93Pýtam sa drahej,</text:p>
      <text:p text:style-name="P1">94a ona na to, ticho, a'k zlato,</text:p>
      <text:p text:style-name="P1">95“Milujem jej Ar'ju, veľkú a'k oceán,</text:p>
      <text:p text:style-name="P1">96milujem jej slovo, silné ako vietor,</text:p>
      <text:p text:style-name="P1">97milujem jej slobodnú, nech ju zachováva,</text:p>
      <text:p text:style-name="P1">98milujem jej poznanie, lesklé ako sklo,</text:p>
      <text:p text:style-name="P1">99milujem jej nádej, jej vieru v nás,</text:p>
      <text:p text:style-name="P1">100milujem jej lásku, tak úprimnú,</text:p>
      <text:p text:style-name="P1">101milujem ju, milovanú,</text:p>
      <text:p text:style-name="P1">102slobodnú Ufu, z Ge're'een vstanú.</text:p>
      <text:p text:style-name="P1">103Lež milujem i viac, než je Ufa, milovaná,</text:p>
      <text:p text:style-name="P1">104milujem aj teba, Ló, drahá,</text:p>
      <text:p text:style-name="P1">105milujem to, že si ma neodsúdila ako vraha,</text:p>
      <text:p text:style-name="P1">106milujem tvoju odvahu,</text:p>
      <text:p text:style-name="P1"><text:soft-page-break/>107tvoju obetavú rozvahu,</text:p>
      <text:p text:style-name="P1">108milujem tvoju slobodu, nech zachovávaš si ju, drahá,</text:p>
      <text:p text:style-name="P1">109milujem tvoju Ar'ju, nech je ďalej zveľadená,</text:p>
      <text:p text:style-name="P1">110milujem tvoje slová, ktoré rozdávaš,</text:p>
      <text:p text:style-name="P1">111milujem tvoje poznanie, krajšie, než čokoľvek z krás,</text:p>
      <text:p text:style-name="P1">112milujem teba, drahá Ló a milujem i milovanú,</text:p>
      <text:p text:style-name="P1">113Ufu z rodu Ge're'een,</text:p>
      <text:p text:style-name="P1">114Keby si, drahá, teraz povedala, čo si tvoje poznanie,</text:p>
      <text:p text:style-name="P1">115aké vhodné konanie?</text:p>
      <text:p text:style-name="P1">116Treba sa lásky vzdať,</text:p>
      <text:p text:style-name="P1">117'bo milovaného podvádzať?</text:p>
      <text:p text:style-name="P1">118Ak druhého miluješ,</text:p>
      <text:p text:style-name="P1">119a víla o to nestojí,</text:p>
      <text:p text:style-name="P1">120musíš jej podľahnúť v tom vnútornom boji?</text:p>
      <text:p text:style-name="P1">121Koho skutočne miluješ?</text:p>
      <text:p text:style-name="P1">122Ju, alebo jej prítomnosť?</text:p>
      <text:p text:style-name="P1">123O koho dobro ti ide?</text:p>
      <text:p text:style-name="P1">124Inak čistý egoizmus,</text:p>
      <text:p text:style-name="P1">125milovať bez odozvy,</text:p>
      <text:p text:style-name="P1">126milovať iba schránku a iba seba,</text:p>
      <text:p text:style-name="P1">127tak koho si vyberieš?</text:p>
      <text:p text:style-name="P1">128ktorú pravú lásku?</text:p>
      <text:p text:style-name="P1">129Či keď niekoho miluješ, iba dobré mu nepraješ?</text:p>
      <text:p text:style-name="P1">130Koho milovať, moja drahá?</text:p>
      <text:p text:style-name="P1">131Ufu, milovanú, či ju ešte uvidím niekedy,</text:p>
      <text:p text:style-name="P1">132a či teba, moja drahá, čo ma držíš za ruku?</text:p>
      <text:p text:style-name="P1">133koho milovať, keď obaja majú ponuku?“</text:p>
      <text:p text:style-name="P1">134Moja drahá, koho milovať, keď oba miluješ?</text:p>
      <text:p text:style-name="P1">135Sama neviem, druhá, to by'l moja odpoveď,</text:p>
      <text:p text:style-name="P1">136Lež ja milujem a ja jej dobre chcem,</text:p>
      <text:p text:style-name="P1">137a ja i jej odpoviem.</text:p>
      <text:p text:style-name="P1">138“Moja druhá, Hýdžá, drahá,</text:p>
      <text:p text:style-name="P1">139nemusíš si k srdcu brať moje slová,</text:p>
      <text:p text:style-name="P1">140ale keď miluješ ozajstne,</text:p>
      <text:p text:style-name="P1">141brať šťastie závisťou je proti láske, nie?</text:p>
      <text:p text:style-name="P1">142preto nie záväzky, moja drahá,</text:p>
      <text:p text:style-name="P1">143žiadny starší nevie, koľko láska trvá,</text:p>
      <text:p text:style-name="P1">144milovať môžeš skončiť i začať,</text:p>
      <text:p text:style-name="P1">145milovať môžeš pošliapať i kráčať,</text:p>
      <text:p text:style-name="P1">146Pre jeho šťastie, lebo láska je obeta,</text:p>
      <text:p text:style-name="P1">147keď chceš mať, musíš rátať,</text:p>
      <text:p text:style-name="P1">148keď chceš brať, musíš súhlas mať,</text:p>
      <text:p text:style-name="P1">149keď chceš milovať, musíš sa obetovať,</text:p>
      <text:p text:style-name="P1">150iba to láska pravá, nie slepá poslušnosť,</text:p>
      <text:p text:style-name="P1">151lež drahá, to si láskou volala, to čo volané obeta,</text:p>
      <text:p text:style-name="P1">152obetuješ svoje túžby,</text:p>
      <text:p text:style-name="P1">153a on svoje tiež svorne,</text:p>
      <text:p text:style-name="P1">154a dohoda je vrchol, lásky spojenej,</text:p>
      <text:p text:style-name="P1">155a tá končí a rátať s tým sa musí,</text:p>
      <text:p text:style-name="P1">156tá sa dvojí a chodí na skusy,</text:p>
      <text:p text:style-name="P1">157jediný základ je obeta a nielen zo strany jednej,</text:p>
      <text:p text:style-name="P1">158netreba s ňou však otrokársky rátať.</text:p>
      <text:p text:style-name="P1"><text:soft-page-break/>159Preto miluj, druhá Hýdžá,</text:p>
      <text:p text:style-name="P1">160toho koho miluješ,</text:p>
      <text:p text:style-name="P1">161a dobro praj tomu, koho láskou obdaruješ,</text:p>
      <text:p text:style-name="P1">162a keď dve, tak budem' dve,</text:p>
      <text:p text:style-name="P1">163obety pre obe,</text:p>
      <text:p text:style-name="P1">164a z oboch strán, drahá,</text:p>
      <text:p text:style-name="P1">165obeta je láskou braná.“</text:p>
      <text:p text:style-name="P1">166Počúva slová, Hýdžá, drahá,</text:p>
      <text:p text:style-name="P1">167rozmýšľa a do súvisu's dáva,</text:p>
      <text:p text:style-name="P1">168A na konci ticha, ticho ostáva,</text:p>
      <text:p text:style-name="P1">169Len chytí ma za ruku a sviečku zahár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apitola 12.</text:p>
      <text:p text:style-name="P1">verše 11-35</text:p>
      <text:p text:style-name="P1">11Ako krásna berie slová</text:p>
      <text:p text:style-name="P1">12ako bohyňa prináša zmiere,</text:p>
      <text:p text:style-name="P1">13ako slnko svieti na cestu</text:p>
      <text:p text:style-name="P1">14nosí nám nás vlastných,</text:p>
      <text:p text:style-name="P1">15z našej podstaty</text:p>
      <text:p text:style-name="P1">16a z našich krásnych.</text:p>
      <text:p text:style-name="P1">17Poznáš ma v sieni tvojich tieňov</text:p>
      <text:p text:style-name="P1">18kým si sa stala Suveltom mojim,</text:p>
      <text:p text:style-name="P1">19ostavam s tebou večnosti</text:p>
      <text:p text:style-name="P1">20kým nás Negloen nerozdelí</text:p>
      <text:p text:style-name="P1">21lója si nenájde inú</text:p>
      <text:p text:style-name="P1">22neglója opustí.</text:p>
      <text:p text:style-name="P1">23Hýdžá, krásna mojich slov,</text:p>
      <text:p text:style-name="P1">24nech Ar'ja ti odkrýva svoj svet,</text:p>
      <text:p text:style-name="P1">25Hýdžá, odkrývaj túžby a tajomstvá,</text:p>
      <text:p text:style-name="P1">26drahá, o ktorej hovorím.</text:p>
      <text:p text:style-name="P1">27Bohovia v mojom svete nežijú,</text:p>
      <text:p text:style-name="P1">28lež moja bohyňa so mnou,</text:p>
      <text:p text:style-name="P1">29Bohovia o mne nerozhodujú,</text:p>
      <text:p text:style-name="P1">30Iba Ar'ja planie novou.</text:p>
      <text:p text:style-name="P1">31Hýdžá, drahá Ar'je plná,</text:p>
      <text:p text:style-name="P1">32drahá, múdra, mocná Hýdžá,</text:p>
      <text:p text:style-name="P1">33nikde ťa nedržím, drahá,</text:p>
      <text:p text:style-name="P1">34milujem ťa, Hýdžá</text:p>
      <text:p text:style-name="P1">35ako teraz, nech je Ar'ja pravá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apitola 12.</text:p>
      <text:p text:style-name="P1">verše <text:span text:style-name="T1">7</text:span>58-<text:span text:style-name="T1">900</text:span></text:p>
      <text:p text:style-name="P1"><text:span text:style-name="T1">7</text:span>58Kým sa v meste skrývame,</text:p>
      <text:p text:style-name="P1"><text:span text:style-name="T1">7</text:span>59sme obohnan<text:span text:style-name="T5">í</text:span> našimi múrmi,</text:p>
      <text:p text:style-name="P1"><text:span text:style-name="T1">7</text:span>60čoraz viac snívame,</text:p>
      <text:p text:style-name="P1"><text:span text:style-name="T1">7</text:span>61odísť preč do samoty,</text:p>
      <text:p text:style-name="P1"><text:span text:style-name="T1">7</text:span>62Hýdžá praví jeden večer,</text:p>
      <text:p text:style-name="P1"><text:span text:style-name="T1">7</text:span>63keď vráti sa z mesta:</text:p>
      <text:p text:style-name="P1"><text:span text:style-name="T1">7</text:span>64“Ló, drahá, príliš dlho,</text:p>
      <text:p text:style-name="P1"><text:span text:style-name="T1">7</text:span>65už sme v tomto meste,</text:p>
      <text:p text:style-name="P1"><text:span text:style-name="T1">7</text:span>66usaden<text:span text:style-name="T5">í</text:span> v tejto krajine,</text:p>
      <text:p text:style-name="P1"><text:span text:style-name="T1">7</text:span>67stále opakujeme chyby,</text:p>
      <text:p text:style-name="P1"><text:span text:style-name="T1">7</text:span>68a z Ar'je sa učíme,</text:p>
      <text:p text:style-name="P1"><text:span text:style-name="T1">7</text:span>69ale kým sme naozaj,</text:p>
      <text:p text:style-name="P1"><text:span text:style-name="T1">7</text:span>70a čo je údel?</text:p>
      <text:p text:style-name="P1"><text:span text:style-name="T1">7</text:span>71Či žiť a zhynúť v tejto krajine,</text:p>
      <text:p text:style-name="P1">7<text:span text:style-name="T1">7</text:span>2či pokračovať v práci načatej,</text:p>
      <text:p text:style-name="P1"><text:span text:style-name="T1">7</text:span>73či rozmýšľať o lepšom svete,</text:p>
      <text:p text:style-name="P1"><text:span text:style-name="T1">7</text:span>74a ostať žiť v tomto?</text:p>
      <text:p text:style-name="P1"><text:span text:style-name="T1">7</text:span>75Či máme byť zmenou,</text:p>
      <text:p text:style-name="P1"><text:span text:style-name="T1">7</text:span>76a všetko sa spáli?</text:p>
      <text:p text:style-name="P1">77<text:span text:style-name="T1">7</text:span>Máme pokračovať v žití,</text:p>
      <text:p text:style-name="P1"><text:span text:style-name="T1">7</text:span>78alebo sa vzdialiť?</text:p>
      <text:p text:style-name="P1"><text:span text:style-name="T1">7</text:span>79Milujem ťa, drahá,</text:p>
      <text:p text:style-name="P1"><text:span text:style-name="T1">7</text:span>80ale milovanej Ufe som sľub dala,</text:p>
      <text:p text:style-name="P1"><text:span text:style-name="T1">7</text:span>81Nech dokonám boj,</text:p>
      <text:p text:style-name="P1"><text:span text:style-name="T1">7</text:span>82'bo sa o to pokúsim aspoň,</text:p>
      <text:p text:style-name="P1"><text:span text:style-name="T1">7</text:span>83'lež žijeme stále na mieste jednom,</text:p>
      <text:p text:style-name="P1"><text:span text:style-name="T1">7</text:span>84a stále sme nestúpli,</text:p>
      <text:p text:style-name="P1"><text:span text:style-name="T1">7</text:span>85náš svet je iba snom.</text:p>
      <text:p text:style-name="P1"><text:span text:style-name="T1">7</text:span>86čakáme príliš dlho v tejto krajine,</text:p>
      <text:p text:style-name="P1"><text:span text:style-name="T1">7</text:span>87lež čakanie je nie spasenie,</text:p>
      <text:p text:style-name="P1"><text:span text:style-name="T1">7</text:span>88milujem ťa drahá,</text:p>
      <text:p text:style-name="P1"><text:span text:style-name="T1">7</text:span>89ale odísť musím,</text:p>
      <text:p text:style-name="P1"><text:span text:style-name="T1">7</text:span>90teba nenútim</text:p>
      <text:p text:style-name="P1"><text:span text:style-name="T1">7</text:span>91ísť na tie skusy,</text:p>
      <text:p text:style-name="P1"><text:span text:style-name="T1">7</text:span>92lež ak ideš, choď</text:p>
      <text:p text:style-name="P1"><text:span text:style-name="T1">7</text:span>93so mnou či bez,</text:p>
      <text:p text:style-name="P1"><text:span text:style-name="T1">7</text:span>94ja odchádzam drahá,</text:p>
      <text:p text:style-name="P1"><text:span text:style-name="T1">7</text:span>95zajtra, bo dnes.“</text:p>
      <text:p text:style-name="P1"><text:span text:style-name="T1">7</text:span>96Ja myslela,</text:p>
      <text:p text:style-name="P1"><text:span text:style-name="T1">7</text:span>97podobné si,</text:p>
      <text:p text:style-name="P1"><text:span text:style-name="T1">7</text:span>98prejsť ďaleko,</text:p>
      <text:p text:style-name="P1"><text:span text:style-name="T1">7</text:span>99cez lúky, lesy,</text:p>
      <text:p text:style-name="P1"><text:span text:style-name="T1">8</text:span>00s Hýdžáou drahou,</text:p>
      <text:p text:style-name="P1"><text:span text:style-name="T1">8</text:span>01ísť teraz môžem,</text:p>
      <text:p text:style-name="P1"><text:span text:style-name="T1">8</text:span>02prejsť s ňou svet,</text:p>
      <text:p text:style-name="P1"><text:span text:style-name="T1">8</text:span>03tam i späť.</text:p>
      <text:p text:style-name="P1"><text:span text:style-name="T1">8</text:span>04“Drahá na mysli sú slová podobné mojej,</text:p>
      <text:p text:style-name="P1"><text:span text:style-name="T1">8</text:span>05Ostávame stále v jednej stálej,</text:p>
      <text:p text:style-name="P1"><text:span text:style-name="T1">8</text:span>06Nepohli sme sa už príliš dlho,</text:p>
      <text:p text:style-name="P1"><text:span text:style-name="T1">8</text:span>07našej viere a ceste je už mdlo,</text:p>
      <text:p text:style-name="P1"><text:soft-page-break/><text:span text:style-name="T1">8</text:span>08Musíme odísť,</text:p>
      <text:p text:style-name="P1"><text:span text:style-name="T1">8</text:span>09v ceste vytrvať,</text:p>
      <text:p text:style-name="P1"><text:span text:style-name="T1">8</text:span>10nie sa v tomto meste,</text:p>
      <text:p text:style-name="P4"><text:span text:style-name="T1">8</text:span>11pred svetom schovať.</text:p>
      <text:p text:style-name="P4"><text:span text:style-name="T1">8</text:span>12Musíme odísť, ale do ničoho ťa nejdem nútiť,</text:p>
      <text:p text:style-name="P1"><text:span text:style-name="T1">8</text:span>13nútiť len znamená, ako vodu, Ar’ju mútiť,</text:p>
      <text:p text:style-name="P1"><text:span text:style-name="T1">8</text:span>14Ja odchádzam na svitaní,</text:p>
      <text:p text:style-name="P1"><text:span text:style-name="T1">8</text:span>15treba rýchlo.</text:p>
      <text:p text:style-name="P1"><text:span text:style-name="T1">8</text:span>16inak sa zabudne na zámery,</text:p>
      <text:p text:style-name="P1"><text:span text:style-name="T1">8</text:span>17a budeme tu natrvalo.</text:p>
      <text:p text:style-name="P1"><text:span text:style-name="T1">8</text:span>18Drahá, tak chcem ťa,</text:p>
      <text:p text:style-name="P1"><text:span text:style-name="T1">8</text:span>19Ale láska nie je prvoradá,</text:p>
      <text:p text:style-name="P1"><text:span text:style-name="T1">8</text:span>20Ale ak pôjdeš so mnou,</text:p>
      <text:p text:style-name="P1"><text:span text:style-name="T1">8</text:span>21Moja drahá, budem rada.“</text:p>
      <text:p text:style-name="P1"><text:span text:style-name="T1">8</text:span>22Rada bola som, že Hýdžá so mnou názor zdieľa,</text:p>
      <text:p text:style-name="P1"><text:span text:style-name="T1">8</text:span>23Odísť od nej, to je veľa,</text:p>
      <text:p text:style-name="P1"><text:span text:style-name="T1">8</text:span>24Takto mohli sme spolu,</text:p>
      <text:p text:style-name="P1"><text:span text:style-name="T1">8</text:span>25z mesta odísť svorne,</text:p>
      <text:p text:style-name="P1"><text:span text:style-name="T1">8</text:span>26Ja a moja drahá.</text:p>
      <text:p text:style-name="P1"><text:span text:style-name="T1">8</text:span>27“Drahá v tomto sme jednotne,“</text:p>
      <text:p text:style-name="P1"><text:span text:style-name="T1">8</text:span>28Pravím Hýdžái a ona ‘tedy tak odľahčene,</text:p>
      <text:p text:style-name="P1"><text:span text:style-name="T1">8</text:span>29nemusí si trhať srdce,</text:p>
      <text:p text:style-name="P1"><text:span text:style-name="T1">8</text:span>30keď ju Ar’ja ženie.</text:p>
      <text:p text:style-name="P1"><text:span text:style-name="T1">8</text:span>31“Ach drahá, ja ťa milujem,</text:p>
      <text:p text:style-name="P1"><text:span text:style-name="T1">8</text:span>32že si myslíš rovnako,</text:p>
      <text:p text:style-name="P1"><text:span text:style-name="T1">8</text:span>33I keď aj iný názor si vypočujem,</text:p>
      <text:p text:style-name="P1"><text:span text:style-name="T1">8</text:span>34Teraz môžme spolu, jednou cestou ísť,</text:p>
      <text:p text:style-name="P1"><text:span text:style-name="T1">8</text:span>35zajtra nad ráno, toto mesto opustiť,</text:p>
      <text:p text:style-name="P1"><text:span text:style-name="T1">8</text:span>36a ďalej ísť dopredu,</text:p>
      <text:p text:style-name="P1"><text:span text:style-name="T1">8</text:span>237tam kde cesty Ar’je vedú,</text:p>
      <text:p text:style-name="P1"><text:span text:style-name="T1">8</text:span>38zamieriť na ďalší kraj zeme,</text:p>
      <text:p text:style-name="P1"><text:span text:style-name="T1">8</text:span>39kde sa o Ar’ji niečo dozvieme,</text:p>
      <text:p text:style-name="P1"><text:span text:style-name="T1">8</text:span>40kde nás stuvelína oveje,</text:p>
      <text:p text:style-name="P1"><text:span text:style-name="T1">8</text:span>41do slobody semeno nádeje,</text:p>
      <text:p text:style-name="P1"><text:span text:style-name="T1">8</text:span>42nech slová nám hovoria smer,</text:p>
      <text:p text:style-name="P1"><text:span text:style-name="T1">8</text:span>43čo Arjenaje hovoria.“</text:p>
      <text:p text:style-name="P1"><text:span text:style-name="T1">8</text:span>44“Ktorým smerom sa drahá, vyberieme,</text:p>
      <text:p text:style-name="P1"><text:span text:style-name="T1">8</text:span>45lebo či mapy vieme?“</text:p>
      <text:p text:style-name="P1"><text:span text:style-name="T1">8</text:span>46“Vyhnúť sa otrockým pláňam,</text:p>
      <text:p text:style-name="P1"><text:span text:style-name="T1">8</text:span>47vyhnúť sa príliš strmým stráňam.</text:p>
      <text:p text:style-name="P1"><text:span text:style-name="T1">8</text:span>48Už som nešťastne o milovanú Ufu prišla,</text:p>
      <text:p text:style-name="P1"><text:span text:style-name="T1">8</text:span>49Čo by stať sa mohlo bys‘,</text:p>
      <text:p text:style-name="P1"><text:span text:style-name="T1">8</text:span>50nechcem ani pomýšľať.</text:p>
      <text:p text:style-name="P1"><text:span text:style-name="T1">8</text:span>51Mapu získať nebude ťažké veľmi,</text:p>
      <text:p text:style-name="P1"><text:span text:style-name="T1">8</text:span>52kúpime ich v meste,</text:p>
      <text:p text:style-name="P1"><text:span text:style-name="T1">8</text:span>53u starej Ze’jmi,</text:p>
      <text:p text:style-name="P1"><text:span text:style-name="T1">8</text:span>54I zásoby na cestu,</text:p>
      <text:p text:style-name="P1"><text:span text:style-name="T1">8</text:span>55bude treba nejaké,</text:p>
      <text:p text:style-name="P1"><text:span text:style-name="T1">8</text:span>56cesta je dlhá a nástrahy veľké.</text:p>
      <text:p text:style-name="P1"><text:span text:style-name="T1">8</text:span>57Musíme dbať na všetko,</text:p>
      <text:p text:style-name="P1"><text:span text:style-name="T1">8</text:span>58drahá, sú priveľké,</text:p>
      <text:p text:style-name="P1"><text:span text:style-name="T1">8</text:span>59lež my odísť musíme,</text:p>
      <text:p text:style-name="P1"><text:soft-page-break/><text:span text:style-name="T1">8</text:span>60tak nech sa na cestu aspoň pripravíme.</text:p>
      <text:p text:style-name="P2"><text:span text:style-name="T1">8</text:span>61Hádam nám Stuvela bude priať,</text:p>
      <text:p text:style-name="P2"><text:span text:style-name="T1">8</text:span>62Svetlá na cestu dávať,</text:p>
      <text:p text:style-name="P2"><text:span text:style-name="T1">8</text:span>63Keď sa už musíme, z tohto mesta pobrať.“</text:p>
      <text:p text:style-name="P2"><text:span text:style-name="T1">8</text:span>64I získala Hýdžá, drahá, mapu,</text:p>
      <text:p text:style-name="P2"><text:span text:style-name="T1">8</text:span>65nech ušetrí keby nám každú útrapu,</text:p>
      <text:p text:style-name="P2"><text:span text:style-name="T1">8</text:span>66Plány nemáme veľké,</text:p>
      <text:p text:style-name="P2"><text:span text:style-name="T1">8</text:span>67kadiaľ nás Ar'ja zavedie,</text:p>
      <text:p text:style-name="P2"><text:span text:style-name="T1">8</text:span>68kde bude pokračovať niť.</text:p>
      <text:p text:style-name="P2"><text:span text:style-name="T1">8</text:span>69Iba krajinám vyhnúť sa chceme niektorým,</text:p>
      <text:p text:style-name="P2"><text:span text:style-name="T1">8</text:span>70'bo tam nežijú víly, lež potvory.</text:p>
      <text:p text:style-name="P2"><text:span text:style-name="T1">8</text:span>71Tí čo Ar'ju neuznajú,</text:p>
      <text:p text:style-name="P2"><text:span text:style-name="T1">8</text:span>72do otroctva víly predajú,</text:p>
      <text:p text:style-name="P2"><text:span text:style-name="T1">8</text:span>73Zneuctia a ponížia ich, akoby ich majetkom,</text:p>
      <text:p text:style-name="P2"><text:span text:style-name="T1">8</text:span>74takýmto sa vyhnúť chceme, zatiaľ veľkým oblúkom.</text:p>
      <text:p text:style-name="P2"><text:span text:style-name="T1">8</text:span>75Lež Hýdžá, drahá, tá má veľké sny,</text:p>
      <text:p text:style-name="P2"><text:span text:style-name="T1">8</text:span>76že nadvládu tyrana, ukončíme my,</text:p>
      <text:p text:style-name="P2"><text:span text:style-name="T1">8</text:span>77že im dáme stuvelínu, nech im svieti na cestu,</text:p>
      <text:p text:style-name="P2"><text:span text:style-name="T1">8</text:span>78ako slnko pod Ste'velou,</text:p>
      <text:p text:style-name="P2"><text:span text:style-name="T1">8</text:span>79sladké konce nech jej snov.</text:p>
      <text:p text:style-name="P2"><text:span text:style-name="T1">8</text:span>80Drahá je idealistka,</text:p>
      <text:p text:style-name="P2"><text:span text:style-name="T1">8</text:span>81ako jej Ar'ja volá hneď,</text:p>
      <text:p text:style-name="P2"><text:span text:style-name="T1">8</text:span>82lež k nášmu snu dlhá cesta,</text:p>
      <text:p text:style-name="P2"><text:span text:style-name="T1">8</text:span>83a možno nik nenájde odpoveď.</text:p>
      <text:p text:style-name="P2"><text:span text:style-name="T1">8</text:span>84Ale drahá, nech jej Sustuvelu naveky,</text:p>
      <text:p text:style-name="P2">8<text:span text:style-name="T1">8</text:span>5ide si za cieľom a to celé preteky,</text:p>
      <text:p text:style-name="P2"><text:span text:style-name="T1">8</text:span>86Ako keď prvý raz, stretli sa naše oči,</text:p>
      <text:p text:style-name="P2"><text:span text:style-name="T1">8</text:span>87keď som zacítila to, že ona sú moje sny,</text:p>
      <text:p text:style-name="P2"><text:span text:style-name="T1">8</text:span>88keď bola som otrokom, zbavená lóje,</text:p>
      <text:p text:style-name="P2"><text:span text:style-name="T1">8</text:span>89a drahá sa za mňa, chcela vzdať naplnenia svojej Ar'je,</text:p>
      <text:p text:style-name="P2"><text:span text:style-name="T1">8</text:span>90nech <text:span text:style-name="T1">jej sustuvelína odo dňa krajšia je.</text:span></text:p>
      <text:p text:style-name="P3">891A i teraz, Hýdžá, drahá, kráča si za cieľom,</text:p>
      <text:p text:style-name="P3">892naša cesta – je spoločná, pri vôli Ar'je'in.</text:p>
      <text:p text:style-name="P3">893Ráno, ešte v noci tmavej,</text:p>
      <text:p text:style-name="P3">894s drahou je náš odchod.</text:p>
      <text:p text:style-name="P3">895Vytratili sme sa, nikto nás nezazrel,</text:p>
      <text:p text:style-name="P3">896V ústrety novým snom.</text:p>
      <text:p text:style-name="P3">897Nech je Ar'ja aj naďalej v nás,</text:p>
      <text:p text:style-name="P3">98a moja drahá nech ma miluje, tak ako ja ju,</text:p>
      <text:p text:style-name="P3">899nech nič neukončí,</text:p>
      <text:p text:style-name="P3">900našu arjenaju.</text:p>
      <text:p text:style-name="P3"/>
      <text:p text:style-name="P3"/>
      <text:p text:style-name="P3">Koniec Kapitol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. Kapitola</text:p>
      <text:p text:style-name="P3">verše 514-<text:span text:style-name="T4">560</text:span></text:p>
      <text:p text:style-name="P3">514Nech Ar'ja je ďalej v nás,</text:p>
      <text:p text:style-name="P3">515nech neglója pre ďalší čas,</text:p>
      <text:p text:style-name="P3">516nech sustuvelu dlho vravené,</text:p>
      <text:p text:style-name="P3">517nech suvelta prúdi okolo zeme,</text:p>
      <text:p text:style-name="P3">518nech životy jej sú dlhé ako moria</text:p>
      <text:p text:style-name="P3">519nech miluje ma dokým moje city nezhoria.</text:p>
      <text:p text:style-name="P3">520Keď držím ju za ruku,</text:p>
      <text:p text:style-name="P3">521kým zabudnem na chvíľu,</text:p>
      <text:p text:style-name="P3">522kým pohladí ma ešte raz,</text:p>
      <text:p text:style-name="P3">523kým v jej náručí spočiniem,</text:p>
      <text:p text:style-name="P3">524a tak drahá, smiem?</text:p>
      <text:p text:style-name="P3">525Na tú chvíľu, na ten moment,</text:p>
      <text:p text:style-name="P3">526keď prvý raz dotkla sa ma,</text:p>
      <text:p text:style-name="P5">527keď na slobode bola so mnou sama,</text:p>
      <text:p text:style-name="P5">528keď hovorí mi drahá preprvý raz,</text:p>
      <text:p text:style-name="P5">529ten moment keď telom prejde mráz,</text:p>
      <text:p text:style-name="P5">530ako miluje ma veľmi,</text:p>
      <text:p text:style-name="P5">531a ja tak milujem ju,</text:p>
      <text:p text:style-name="P5">532nech ten moment, tá chvíľa,</text:p>
      <text:p text:style-name="P5">533naveky zostanú tu.</text:p>
      <text:p text:style-name="P5">534Zaspávať v jej objatí a hladiť jej vlasy,</text:p>
      <text:p text:style-name="P5">535vtedy nechcem odísť nikde, ani do spásy.</text:p>
      <text:p text:style-name="P5">536Keď ma hladí, keď je so mnou,</text:p>
      <text:p text:style-name="P5">537ako krásny pocit zo snov,</text:p>
      <text:p text:style-name="P5">538keď je tou najkrajšou Ar'jou,</text:p>
      <text:p text:style-name="P5">539z poznalých i neznámich,</text:p>
      <text:p text:style-name="P5">540keď cítim na sebe, jej teplý dych,</text:p>
      <text:p text:style-name="P5">541vtedy chcem byť iba s ňou, bez tých ostatných.</text:p>
      <text:p text:style-name="P5">542Chyť ma za ruku, drahá,</text:p>
      <text:p text:style-name="P5">543či môžem ťa držať v objatí?</text:p>
      <text:p text:style-name="P5">544Ako láskou v zajatí,</text:p>
      <text:p text:style-name="P5">545tvojou suvelínou obklopená,</text:p>
      <text:p text:style-name="P5">546s láskou šepkám tvoje mená,</text:p>
      <text:p text:style-name="P5">547držať tvoju ruku, na chvíľu, na dve,</text:p>
      <text:p text:style-name="P5">548drahá, ty si mojou Suveltou, všade i na samom dne.</text:p>
      <text:p text:style-name="P5">549Ležať pri tebe a cítiť tvoj dych,</text:p>
      <text:p text:style-name="P5">550prosím, nech ten pocit, nie je z posledných.</text:p>
      <text:p text:style-name="P5">551Pobozkaj ma ešte raz, milujem ťa drahá,</text:p>
      <text:p text:style-name="P5">552V sustuvelíne na moju lásku došli slová.</text:p>
      <text:p text:style-name="P5">553Držím sa ťa a ty mňa,</text:p>
      <text:p text:style-name="P5">554prosím, neopusti ma,</text:p>
      <text:p text:style-name="P5">555milujem ťa veľmi drahá,</text:p>
      <text:p text:style-name="P5">556nevyjadria to slová.</text:p>
      <text:p text:style-name="P5">557Byť s tebou, to je pocit najkrajší,</text:p>
      <text:p text:style-name="P5">558milovať ťa, drahá, to nie je z kníh,</text:p>
      <text:p text:style-name="P5">559hladiť ťa Hýdžá, byť s tebou,</text:p>
      <text:p text:style-name="P5">560ako slovo na Ar'ji, nech je <text:span text:style-name="T2">to</text:span> láskou dlhou.</text:p>
      <text:p text:style-name="P5"/>
      <text:p text:style-name="P5"/>
      <text:p text:style-name="P5"/>
      <text:p text:style-name="P6"><text:soft-page-break/>30. Kapitola</text:p>
      <text:p text:style-name="P8">Verše 15 - 120 </text:p>
      <text:p text:style-name="P6">15Aké dlhé dni bez nej sú,</text:p>
      <text:p text:style-name="P6">16nič ju nenahradí,</text:p>
      <text:p text:style-name="P6">17Aké krátke šťastia dni nesú,</text:p>
      <text:p text:style-name="P6">18a neviem, či zas sa zjaví,</text:p>
      <text:p text:style-name="P6">19neviem či žije, ako sa jej vodí,</text:p>
      <text:p text:style-name="P6">20či stále plaví sa, alebo po zemi chodí.</text:p>
      <text:p text:style-name="P6">21Jej oči nádherné, hladia ma vo snoch,</text:p>
      <text:p text:style-name="P6">22a zas sa zobudiť a na ňu myslieť,</text:p>
      <text:p text:style-name="P6">23nezíde z rozumu, nezíde z mysle.</text:p>
      <text:p text:style-name="P6">24Tak dávna rozlúčka,</text:p>
      <text:p text:style-name="P6">25tak stále bolí,</text:p>
      <text:p text:style-name="P6">26nech stuvelína jej svieti,</text:p>
      <text:p text:style-name="P6">27v jej mori.</text:p>
      <text:p text:style-name="P6">28Keď odišla vtedy naposledy,</text:p>
      <text:p text:style-name="P6">29keď ešte videla som ju,</text:p>
      <text:p text:style-name="P6">30keď počul som slová jej,</text:p>
      <text:p text:style-name="P6">31čo na rozlúčku mi praví.</text:p>
      <text:p text:style-name="P6">32Že vráti sa, dráha, tak zneli jej slová,</text:p>
      <text:p text:style-name="P6">33že miluje ma a nie je to krát posledný,</text:p>
      <text:p text:style-name="P6">34že oná vráti sa znova.</text:p>
      <text:p text:style-name="P6">35Lež že ísť musí,</text:p>
      <text:p text:style-name="P6">36do krajín tak ďalekých,</text:p>
      <text:p text:style-name="P6">37'bo ju Arjena volá,</text:p>
      <text:p text:style-name="P6">38nájsť Stévelu po ktorej túži.</text:p>
      <text:p text:style-name="P6">39Ale že ma miluje,</text:p>
      <text:p text:style-name="P6">40pravila tak naposledy,</text:p>
      <text:p text:style-name="P6">41čo počula 's'm hlas jej,</text:p>
      <text:p text:style-name="P6">42Lež sama nevie vraj,</text:p>
      <text:p text:style-name="P6">43čo chce a po čom túži,</text:p>
      <text:p text:style-name="P6">44čo je Ar'ja a čo sú bludy,</text:p>
      <text:p text:style-name="P6">45že miluje ma, ale tak praví,</text:p>
      <text:p text:style-name="P6">46že odísť musí,</text:p>
      <text:p text:style-name="P6">47'bo inak nikdy nespraví,</text:p>
      <text:p text:style-name="P6">48jej Ar'je plnosť svoje sny.</text:p>
      <text:p text:style-name="P6">49Ach tak pamätám si ju,</text:p>
      <text:p text:style-name="P6">50jej hlavu sklonenú,</text:p>
      <text:p text:style-name="P6">51keď ešte držala ma za ruku,</text:p>
      <text:p text:style-name="P6">52hovorila slová konca,</text:p>
      <text:p text:style-name="P6">53či konečné, či dočasné?</text:p>
      <text:p text:style-name="P6">54Stále spomínam si na jej hlas,</text:p>
      <text:p text:style-name="P6">55keď hovorí, prečo delí nás,</text:p>
      <text:p text:style-name="P6">56tak stále pred očami jej oči mám,</text:p>
      <text:p text:style-name="P6">57sĺz plné pri slovách,</text:p>
      <text:p text:style-name="P6">58“milujem ťa, ale odchádzam“.</text:p>
      <text:p text:style-name="P6">59Tak veľkú túžbu by mala's'm za ňou bežať,</text:p>
      <text:p text:style-name="P6">60lež ja neglóju a lóju uznávam,</text:p>
      <text:p text:style-name="P6">61za svoje ich beriem,</text:p>
      <text:p text:style-name="P6">62ich za svoju pravdu dávam,</text:p>
      <text:p text:style-name="P6">63a tak beriem jej činy,</text:p>
      <text:p text:style-name="P6">64neruším ju pri odchode,</text:p>
      <text:p text:style-name="P6"><text:soft-page-break/>65<text:span text:style-name="T3">nech je rozlúčka v zhode,</text:span></text:p>
      <text:p text:style-name="P7">66milujem ju napriek jej odchodu,</text:p>
      <text:p text:style-name="P7">67čoraz viac a viac mi chýba,</text:p>
      <text:p text:style-name="P7">68tak túžim aby k brehu prišla,</text:p>
      <text:p text:style-name="P7">69ku mne z lode zišla,</text:p>
      <text:p text:style-name="P7">70každý deň viac a viac ju chcem späť,</text:p>
      <text:p text:style-name="P7">71ale želám jej to najlepšie ak nevráti sa,</text:p>
      <text:p text:style-name="P7">72nech založí svoj svet,</text:p>
      <text:p text:style-name="P7">73nech miluje svoju milovanú,</text:p>
      <text:p text:style-name="P7">74nech jej láska je šťastná,</text:p>
      <text:p text:style-name="P7">75a ak už do jej života patriť nemám,</text:p>
      <text:p text:style-name="P7">76ja sa stratím,</text:p>
      <text:p text:style-name="P7">77lebo ju milujem.</text:p>
      <text:p text:style-name="P7">78Moja láska ak nevyprší,</text:p>
      <text:p text:style-name="P7">79tak rada ju privítam späť,</text:p>
      <text:p text:style-name="P7">80ak raz príde, ak raz doplaví sa,</text:p>
      <text:p text:style-name="P7">81a milovať ma stále bude,</text:p>
      <text:p text:style-name="P7">82do jej náručia zas hodím sa,</text:p>
      <text:p text:style-name="P7">83ako prvý raz nech i naposledy.</text:p>
      <text:p text:style-name="P7">84Sedím na ostrove v mori tak studenom,</text:p>
      <text:p text:style-name="P7">85Už sú to dni čo odišla,</text:p>
      <text:p text:style-name="P7">86už nežijem tým snom,</text:p>
      <text:p text:style-name="P7">87Už sú to týždne čo sa odplavila,</text:p>
      <text:p text:style-name="P7">88tak prečo nežijem,</text:p>
      <text:p text:style-name="P7">89ako by chcela moja drahá,</text:p>
      <text:p text:style-name="P7">90a ako vlastne chcem a ja?</text:p>
      <text:p text:style-name="P7">91Tak mi chýba,</text:p>
      <text:p text:style-name="P7">92tak ju chcem,</text:p>
      <text:p text:style-name="P7">93ale nemôžem,</text:p>
      <text:p text:style-name="P7">94tak to bolí,</text:p>
      <text:p text:style-name="P7">95myslím stále na ňu,</text:p>
      <text:p text:style-name="P7">96ale musím nechať ísť ju,</text:p>
      <text:p text:style-name="P7">97pre neglóju, pre lóju.</text:p>
      <text:p text:style-name="P7">98A ja mám teraz život tu,</text:p>
      <text:p text:style-name="P7">99ako predtým, keď neznala's'm Hýdžáu.</text:p>
      <text:p text:style-name="P7">100Musím žiť a nielen myslieť na ňu,</text:p>
      <text:p text:style-name="P7">101nech to je ťažké akokoľvek,</text:p>
      <text:p text:style-name="P7">102tak si myslím že je správne,</text:p>
      <text:p text:style-name="P7">103treba nechať odplávať to do riek,</text:p>
      <text:p text:style-name="P7">104nielen ona, napriek láske,</text:p>
      <text:p text:style-name="P7">105nielen ňou žijem ja,</text:p>
      <text:p text:style-name="P7">106keď odišla bola silná,</text:p>
      <text:p text:style-name="P7">107ak ma milovala.</text:p>
      <text:p text:style-name="P7">108A možno bola múdra,</text:p>
      <text:p text:style-name="P7">109a možno iba nevedela,</text:p>
      <text:p text:style-name="P7">110vedela že musí odísť,</text:p>
      <text:p text:style-name="P7">111presný dôvod nemala.</text:p>
      <text:p text:style-name="P7">112a ja tu teraz na ňu myslím,</text:p>
      <text:p text:style-name="P7">113žijem vo sne o drahej,</text:p>
      <text:p text:style-name="P7">114a či žijem, a či snívam?</text:p>
      <text:p text:style-name="P7">115Či by som nemala ísť namiesto čakania,</text:p>
      <text:p text:style-name="P7">116prejsť ďalej o miesta lúčenia?</text:p>
      <text:p text:style-name="P7"><text:soft-page-break/>117Ako veľmi ju milujem,</text:p>
      <text:p text:style-name="P7">118ale ísť ďalej musím,</text:p>
      <text:p text:style-name="P7">119nechám jej jej lóju,</text:p>
      <text:p text:style-name="P7">120treba ešte život skúsiť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34. Kapitola:</text:p>
      <text:p text:style-name="P8">Verše 150-</text:p>
      <text:p text:style-name="P8">150v ten deň jeden,</text:p>
      <text:p text:style-name="P8">151keď stretla som to dieťa,</text:p>
      <text:p text:style-name="P8">152vedelo všetko a neprezrádza,</text:p>
      <text:p text:style-name="P8">153ona je budúcnosťou,</text:p>
      <text:p text:style-name="P8">154tohto malého sveta,</text:p>
      <text:p text:style-name="P9">155Som na tomto ostrove,</text:p>
      <text:p text:style-name="P9">156kde som od Hýdžái osamela,</text:p>
      <text:p text:style-name="P9">157kde musela som začať znova.</text:p>
      <text:p text:style-name="P10">158Keď ako rozprávačka prišla som,</text:p>
      <text:p text:style-name="P10">159do dediny do ktorej udrel hrom,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sk" fo:country="SK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sk" fo:country="SK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creator>Paulina </dc:creator>
    <meta:creation-date>2014-12-09T20:18:00Z</meta:creation-date>
    <dc:date>2015-11-12T23:31:33.041682078</dc:date>
    <meta:editing-cycles>11</meta:editing-cycles>
    <meta:editing-duration>PT14H1M10S</meta:editing-duration>
    <meta:document-statistic meta:table-count="0" meta:image-count="0" meta:object-count="0" meta:page-count="12" meta:paragraph-count="457" meta:word-count="2322" meta:character-count="13523" meta:non-whitespace-character-count="11656"/>
    <meta:template xlink:type="simple" xlink:actuate="onRequest" xlink:title="" xlink:href="Normal"/>
  </office:meta>
</office:document-meta>
</file>